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Faktor</text:p>
          </table:table-cell>
          <table:table-cell table:formula="of:=80/0.7" office:value-type="float" office:value="114.285714285714" calcext:value-type="float">
            <text:p>114.285714285714</text:p>
          </table:table-cell>
          <table:table-cell office:value-type="string" calcext:value-type="string">
            <text:p>degree per 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ngle degree</text:p>
          </table:table-cell>
          <table:table-cell table:number-columns-repeated="3"/>
          <table:table-cell office:value-type="string" calcext:value-type="string">
            <text:p>Angle 1 to 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-110" calcext:value-type="float">
            <text:p>-1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D12]/faktor" office:value-type="float" office:value="0.48125" calcext:value-type="float">
            <text:p>0.48125</text:p>
          </table:table-cell>
          <table:table-cell table:formula="of:=[.E12]/faktor" office:value-type="float" office:value="-0.9625" calcext:value-type="float">
            <text:p>-0.9625</text:p>
          </table:table-cell>
          <table:table-cell table:formula="of:=[.F12]/faktor" office:value-type="float" office:value="0.48125" calcext:value-type="float">
            <text:p>0.48125</text:p>
          </table:table-cell>
          <table:table-cell table:formula="of:=[.G12]/faktor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-105" calcext:value-type="float">
            <text:p>-10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13]/faktor" office:value-type="float" office:value="0.56875" calcext:value-type="float">
            <text:p>0.56875</text:p>
          </table:table-cell>
          <table:table-cell table:formula="of:=[.E13]/faktor" office:value-type="float" office:value="-0.91875" calcext:value-type="float">
            <text:p>-0.91875</text:p>
          </table:table-cell>
          <table:table-cell table:formula="of:=[.F13]/faktor" office:value-type="float" office:value="0.23625" calcext:value-type="float">
            <text:p>0.23625</text:p>
          </table:table-cell>
          <table:table-cell table:formula="of:=[.G13]/faktor" office:value-type="float" office:value="0.1225" calcext:value-type="float">
            <text:p>0.12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D14]/faktor" office:value-type="float" office:value="0.60375" calcext:value-type="float">
            <text:p>0.60375</text:p>
          </table:table-cell>
          <table:table-cell table:formula="of:=[.E14]/faktor" office:value-type="float" office:value="-0.83125" calcext:value-type="float">
            <text:p>-0.83125</text:p>
          </table:table-cell>
          <table:table-cell table:formula="of:=[.F14]/faktor" office:value-type="float" office:value="0" calcext:value-type="float">
            <text:p>0</text:p>
          </table:table-cell>
          <table:table-cell table:formula="of:=[.G14]/faktor" office:value-type="float" office:value="0.245" calcext:value-type="float">
            <text:p>0.24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42" calcext:value-type="float">
            <text:p>42</text:p>
          </table:table-cell>
          <table:table-cell table:formula="of:=[.D15]/faktor" office:value-type="float" office:value="0.56875" calcext:value-type="float">
            <text:p>0.56875</text:p>
          </table:table-cell>
          <table:table-cell table:formula="of:=[.E15]/faktor" office:value-type="float" office:value="-0.67375" calcext:value-type="float">
            <text:p>-0.67375</text:p>
          </table:table-cell>
          <table:table-cell table:formula="of:=[.F15]/faktor" office:value-type="float" office:value="-0.2625" calcext:value-type="float">
            <text:p>-0.2625</text:p>
          </table:table-cell>
          <table:table-cell table:formula="of:=[.G15]/faktor" office:value-type="float" office:value="0.3675" calcext:value-type="float">
            <text:p>0.36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51" calcext:value-type="float">
            <text:p>51</text:p>
          </table:table-cell>
          <table:table-cell table:style-name="ce2" office:value-type="float" office:value="55" calcext:value-type="float">
            <text:p>55</text:p>
          </table:table-cell>
          <table:table-cell table:formula="of:=[.D16]/faktor" office:value-type="float" office:value="0.48125" calcext:value-type="float">
            <text:p>0.48125</text:p>
          </table:table-cell>
          <table:table-cell table:formula="of:=[.E16]/faktor" office:value-type="float" office:value="0.44625" calcext:value-type="float">
            <text:p>0.44625</text:p>
          </table:table-cell>
          <table:table-cell table:formula="of:=[.F16]/faktor" office:value-type="float" office:value="0.44625" calcext:value-type="float">
            <text:p>0.44625</text:p>
          </table:table-cell>
          <table:table-cell table:formula="of:=[.G16]/faktor" office:value-type="float" office:value="0.48125" calcext:value-type="float">
            <text:p>0.481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G15]" office:value-type="float" office:value="42" calcext:value-type="float">
            <text:p>42</text:p>
          </table:table-cell>
          <table:table-cell table:formula="of:=[.F15]" office:value-type="float" office:value="-30" calcext:value-type="float">
            <text:p>-30</text:p>
          </table:table-cell>
          <table:table-cell table:formula="of:=[.E15]" office:value-type="float" office:value="-77" calcext:value-type="float">
            <text:p>-77</text:p>
          </table:table-cell>
          <table:table-cell table:formula="of:=[.D15]" office:value-type="float" office:value="65" calcext:value-type="float">
            <text:p>65</text:p>
          </table:table-cell>
          <table:table-cell table:formula="of:=[.D17]/faktor" office:value-type="float" office:value="0.3675" calcext:value-type="float">
            <text:p>0.3675</text:p>
          </table:table-cell>
          <table:table-cell table:formula="of:=[.E17]/faktor" office:value-type="float" office:value="-0.2625" calcext:value-type="float">
            <text:p>-0.2625</text:p>
          </table:table-cell>
          <table:table-cell table:formula="of:=[.F17]/faktor" office:value-type="float" office:value="-0.67375" calcext:value-type="float">
            <text:p>-0.67375</text:p>
          </table:table-cell>
          <table:table-cell table:formula="of:=[.G17]/faktor" office:value-type="float" office:value="0.56875" calcext:value-type="float">
            <text:p>0.568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G14]" office:value-type="float" office:value="28" calcext:value-type="float">
            <text:p>28</text:p>
          </table:table-cell>
          <table:table-cell table:formula="of:=[.F14]" office:value-type="float" office:value="0" calcext:value-type="float">
            <text:p>0</text:p>
          </table:table-cell>
          <table:table-cell table:formula="of:=[.E14]" office:value-type="float" office:value="-95" calcext:value-type="float">
            <text:p>-95</text:p>
          </table:table-cell>
          <table:table-cell table:formula="of:=[.D14]" office:value-type="float" office:value="69" calcext:value-type="float">
            <text:p>69</text:p>
          </table:table-cell>
          <table:table-cell table:formula="of:=[.D18]/faktor" office:value-type="float" office:value="0.245" calcext:value-type="float">
            <text:p>0.245</text:p>
          </table:table-cell>
          <table:table-cell table:formula="of:=[.E18]/faktor" office:value-type="float" office:value="0" calcext:value-type="float">
            <text:p>0</text:p>
          </table:table-cell>
          <table:table-cell table:formula="of:=[.F18]/faktor" office:value-type="float" office:value="-0.83125" calcext:value-type="float">
            <text:p>-0.83125</text:p>
          </table:table-cell>
          <table:table-cell table:formula="of:=[.G18]/faktor" office:value-type="float" office:value="0.60375" calcext:value-type="float">
            <text:p>0.6037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G13]" office:value-type="float" office:value="14" calcext:value-type="float">
            <text:p>14</text:p>
          </table:table-cell>
          <table:table-cell table:formula="of:=[.F13]" office:value-type="float" office:value="27" calcext:value-type="float">
            <text:p>27</text:p>
          </table:table-cell>
          <table:table-cell table:formula="of:=[.E13]" office:value-type="float" office:value="-105" calcext:value-type="float">
            <text:p>-105</text:p>
          </table:table-cell>
          <table:table-cell table:formula="of:=[.D13]" office:value-type="float" office:value="65" calcext:value-type="float">
            <text:p>65</text:p>
          </table:table-cell>
          <table:table-cell table:formula="of:=[.D19]/faktor" office:value-type="float" office:value="0.1225" calcext:value-type="float">
            <text:p>0.1225</text:p>
          </table:table-cell>
          <table:table-cell table:formula="of:=[.E19]/faktor" office:value-type="float" office:value="0.23625" calcext:value-type="float">
            <text:p>0.23625</text:p>
          </table:table-cell>
          <table:table-cell table:formula="of:=[.F19]/faktor" office:value-type="float" office:value="-0.91875" calcext:value-type="float">
            <text:p>-0.91875</text:p>
          </table:table-cell>
          <table:table-cell table:formula="of:=[.G19]/faktor" office:value-type="float" office:value="0.56875" calcext:value-type="float">
            <text:p>0.568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G12]" office:value-type="float" office:value="0" calcext:value-type="float">
            <text:p>0</text:p>
          </table:table-cell>
          <table:table-cell table:formula="of:=[.F12]" office:value-type="float" office:value="55" calcext:value-type="float">
            <text:p>55</text:p>
          </table:table-cell>
          <table:table-cell table:formula="of:=[.E12]" office:value-type="float" office:value="-110" calcext:value-type="float">
            <text:p>-110</text:p>
          </table:table-cell>
          <table:table-cell table:formula="of:=[.D12]" office:value-type="float" office:value="55" calcext:value-type="float">
            <text:p>55</text:p>
          </table:table-cell>
          <table:table-cell table:formula="of:=[.D20]/faktor" office:value-type="float" office:value="0" calcext:value-type="float">
            <text:p>0</text:p>
          </table:table-cell>
          <table:table-cell table:formula="of:=[.E20]/faktor" office:value-type="float" office:value="0.48125" calcext:value-type="float">
            <text:p>0.48125</text:p>
          </table:table-cell>
          <table:table-cell table:formula="of:=[.F20]/faktor" office:value-type="float" office:value="-0.9625" calcext:value-type="float">
            <text:p>-0.9625</text:p>
          </table:table-cell>
          <table:table-cell table:formula="of:=[.G20]/faktor" office:value-type="float" office:value="0.48125" calcext:value-type="float">
            <text:p>0.4812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table:formula="of:=[.D21]/faktor" office:value-type="float" office:value="0" calcext:value-type="float">
            <text:p>0</text:p>
          </table:table-cell>
          <table:table-cell table:formula="of:=[.E21]/faktor" office:value-type="float" office:value="0" calcext:value-type="float">
            <text:p>0</text:p>
          </table:table-cell>
          <table:table-cell table:formula="of:=[.F21]/faktor" office:value-type="float" office:value="0" calcext:value-type="float">
            <text:p>0</text:p>
          </table:table-cell>
          <table:table-cell table:formula="of:=[.G21]/faktor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formula="of:=[.D22]/faktor" office:value-type="float" office:value="0" calcext:value-type="float">
            <text:p>0</text:p>
          </table:table-cell>
          <table:table-cell table:formula="of:=[.E22]/faktor" office:value-type="float" office:value="0" calcext:value-type="float">
            <text:p>0</text:p>
          </table:table-cell>
          <table:table-cell table:formula="of:=[.F22]/faktor" office:value-type="float" office:value="0" calcext:value-type="float">
            <text:p>0</text:p>
          </table:table-cell>
          <table:table-cell table:formula="of:=[.G22]/faktor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formula="of:=[.D23]/faktor" office:value-type="float" office:value="0" calcext:value-type="float">
            <text:p>0</text:p>
          </table:table-cell>
          <table:table-cell table:formula="of:=[.E23]/faktor" office:value-type="float" office:value="0" calcext:value-type="float">
            <text:p>0</text:p>
          </table:table-cell>
          <table:table-cell table:formula="of:=[.F23]/faktor" office:value-type="float" office:value="0" calcext:value-type="float">
            <text:p>0</text:p>
          </table:table-cell>
          <table:table-cell table:formula="of:=[.G23]/faktor" office:value-type="float" office:value="0" calcext:value-type="float">
            <text:p>0</text:p>
          </table:table-cell>
        </table:table-row>
      </table:table>
      <table:named-expressions>
        <table:named-range table:name="faktor" table:base-cell-address="$Sheet1.$I$4" table:cell-range-address="$Sheet1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21:47:00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2-23T22:31:47.939000000</dc:date>
    <meta:editing-duration>PT34M35S</meta:editing-duration>
    <meta:editing-cycles>4</meta:editing-cycles>
    <meta:document-statistic meta:table-count="1" meta:cell-count="110" meta:object-count="0"/>
  </office:meta>
</office:document-meta>
</file>